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5.9mm"/>
    </style:style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36.69mm"/>
    </style:style>
    <style:style style:name="co4" style:family="table-column">
      <style:table-column-properties fo:break-before="auto" style:column-width="21.8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44.4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 style:data-style-name="N109"/>
    <style:style style:name="ce4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Feuille1" table:style-name="ta1" table:print="false">
        <table:shapes>
          <draw:frame draw:z-index="0" draw:style-name="gr1" draw:text-style-name="P1" svg:width="171.71mm" svg:height="96.69mm" svg:x="6.58mm" svg:y="146.09mm">
            <draw:object draw:notify-on-update-of-ranges="Feuille1.C1:Feuille1.G1 Feuille1.A22:Feuille1.A22 Feuille1.C22:Feuille1.G22 Feuille1.A25:Feuille1.A25 Feuille1.C25:Feuille1.G25 Feuille1.A26:Feuille1.A26 Feuille1.C26:Feuille1.G26 Feuille1.A27:Feuille1.A27 Feuille1.C27:Feuille1.G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  <svg:title>Profil de Rouxel</svg:title>
          </draw:frame>
        </table:shapes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4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office:value-type="string" calcext:value-type="string">
            <text:p>CTRL 1</text:p>
          </table:table-cell>
          <table:table-cell office:value-type="string" calcext:value-type="string">
            <text:p>Devoir 1</text:p>
          </table:table-cell>
          <table:table-cell office:value-type="string" calcext:value-type="string">
            <text:p>CTRL 2</text:p>
          </table:table-cell>
          <table:table-cell office:value-type="string" calcext:value-type="string">
            <text:p>CTRL3</text:p>
          </table:table-cell>
          <table:table-cell table:style-name="Default" office:value-type="string" calcext:value-type="string">
            <text:p>Moyenne trimestrielle</text:p>
          </table:table-cell>
          <table:table-cell office:value-type="string" calcext:value-type="string">
            <text:p>Fonction SI</text:p>
          </table:table-cell>
          <table:table-cell table:style-name="Default" office:value-type="string" calcext:value-type="string">
            <text:p>Fonction ET</text:p>
          </table:table-cell>
          <table:table-cell office:value-type="string" calcext:value-type="string">
            <text:p>Fonction OU</text:p>
          </table:table-cell>
          <table:table-cell office:value-type="string" calcext:value-type="string">
            <text:p>Fonctions Si Imbriquées</text:p>
          </table:table-cell>
        </table:table-row>
        <table:table-row table:style-name="ro1">
          <table:table-cell office:value-type="string" calcext:value-type="string">
            <text:p>ALIX</text:p>
          </table:table-cell>
          <table:table-cell office:value-type="string" calcext:value-type="string">
            <text:p>Yoann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table:formula="of:=MROUND(AVERAGE([.C2:.F2]);0.5)" office:value-type="float" office:value="10.5" calcext:value-type="float">
            <text:p>10,5</text:p>
          </table:table-cell>
          <table:table-cell table:style-name="ce4" table:formula="of:=IF([.G2]&gt;=10; &quot;Validé&quot;; &quot;Non validé&quot;)" office:value-type="string" office:string-value="Validé" calcext:value-type="string">
            <text:p>Validé</text:p>
          </table:table-cell>
          <table:table-cell table:formula="of:=IF(AND([.G2]&gt;=10;[.C2]&gt;=10);&quot;Validé&quot;;&quot;Non Validé&quot;)" office:value-type="string" office:string-value="Non Validé" calcext:value-type="string">
            <text:p>Non Validé</text:p>
          </table:table-cell>
          <table:table-cell table:style-name="ce4" table:formula="of:=IF(AND([.G2]&gt;=10;[.C2]&gt;=10 OR([.E2]&gt;=10));&quot;Validé&quot;;&quot;Non Validé&quot;)" office:value-type="string" office:string-value="Non Validé" calcext:value-type="string">
            <text:p>Non Validé</text:p>
          </table:table-cell>
          <table:table-cell table:formula="of:=IF([.G2]&gt;=16;&quot;TB&quot;;IF([.G2]&gt;14;&quot;B&quot;;IF([.G2]&gt;=12;&quot;AB&quot;;IF([.G2]&gt;=10;&quot;Passable&quot;;&quot;Validé&quot;))))" office:value-type="string" office:string-value="Passable" calcext:value-type="string">
            <text:p>Passable</text:p>
          </table:table-cell>
        </table:table-row>
        <table:table-row table:style-name="ro1">
          <table:table-cell office:value-type="string" calcext:value-type="string">
            <text:p>BUSNOT</text:p>
          </table:table-cell>
          <table:table-cell office:value-type="string" calcext:value-type="string">
            <text:p>Corinn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table:formula="of:=MROUND(AVERAGE([.C3:.F3]);0.5)" office:value-type="float" office:value="11.5" calcext:value-type="float">
            <text:p>11,5</text:p>
          </table:table-cell>
          <table:table-cell table:formula="of:=IF([.G3]&gt;=10; &quot;Validé&quot;; &quot;Non validé&quot;)" office:value-type="string" office:string-value="Validé" calcext:value-type="string">
            <text:p>Validé</text:p>
          </table:table-cell>
          <table:table-cell table:formula="of:=IF(AND([.G3]&gt;=10;[.C3]&gt;=10);&quot;Validé&quot;;&quot;Non Validé&quot;)" office:value-type="string" office:string-value="Validé" calcext:value-type="string">
            <text:p>Validé</text:p>
          </table:table-cell>
          <table:table-cell table:formula="of:=IF(AND([.G3]&gt;=10;[.C3]&gt;=10 OR([.E3]&gt;=10));&quot;Validé&quot;;&quot;Non Validé&quot;)" office:value-type="string" office:string-value="Validé" calcext:value-type="string">
            <text:p>Validé</text:p>
          </table:table-cell>
          <table:table-cell table:formula="of:=IF([.G3]&gt;=16;&quot;TB&quot;;IF([.G3]&gt;14;&quot;B&quot;;IF([.G3]&gt;=12;&quot;AB&quot;;IF([.G3]&gt;=10;&quot;Passable&quot;;&quot;Validé&quot;))))" office:value-type="string" office:string-value="Passable" calcext:value-type="string">
            <text:p>Passable</text:p>
          </table:table-cell>
        </table:table-row>
        <table:table-row table:style-name="ro1">
          <table:table-cell office:value-type="string" calcext:value-type="string">
            <text:p>DELAUTRE</text:p>
          </table:table-cell>
          <table:table-cell office:value-type="string" calcext:value-type="string">
            <text:p>Chloé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MROUND(AVERAGE([.C4:.F4]);0.5)" office:value-type="float" office:value="11.5" calcext:value-type="float">
            <text:p>11,5</text:p>
          </table:table-cell>
          <table:table-cell table:formula="of:=IF([.G4]&gt;=10; &quot;Validé&quot;; &quot;Non validé&quot;)" office:value-type="string" office:string-value="Validé" calcext:value-type="string">
            <text:p>Validé</text:p>
          </table:table-cell>
          <table:table-cell table:formula="of:=IF(AND([.G4]&gt;=10;[.C4]&gt;=10);&quot;Validé&quot;;&quot;Non Validé&quot;)" office:value-type="string" office:string-value="Non Validé" calcext:value-type="string">
            <text:p>Non Validé</text:p>
          </table:table-cell>
          <table:table-cell table:formula="of:=IF(AND([.G4]&gt;=10;[.C4]&gt;=10 OR([.E4]&gt;=10));&quot;Validé&quot;;&quot;Non Validé&quot;)" office:value-type="string" office:string-value="Non Validé" calcext:value-type="string">
            <text:p>Non Validé</text:p>
          </table:table-cell>
          <table:table-cell table:formula="of:=IF([.G4]&gt;=16;&quot;TB&quot;;IF([.G4]&gt;14;&quot;B&quot;;IF([.G4]&gt;=12;&quot;AB&quot;;IF([.G4]&gt;=10;&quot;Passable&quot;;&quot;Validé&quot;))))" office:value-type="string" office:string-value="Passable" calcext:value-type="string">
            <text:p>Passable</text:p>
          </table:table-cell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Sylvai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Abs</text:p>
          </table:table-cell>
          <table:table-cell table:formula="of:=MROUND(AVERAGE([.C5:.F5]);0.5)" office:value-type="float" office:value="10.5" calcext:value-type="float">
            <text:p>10,5</text:p>
          </table:table-cell>
          <table:table-cell table:formula="of:=IF([.G5]&gt;=10; &quot;Validé&quot;; &quot;Non validé&quot;)" office:value-type="string" office:string-value="Validé" calcext:value-type="string">
            <text:p>Validé</text:p>
          </table:table-cell>
          <table:table-cell table:formula="of:=IF(AND([.G5]&gt;=10;[.C5]&gt;=10);&quot;Validé&quot;;&quot;Non Validé&quot;)" office:value-type="string" office:string-value="Non Validé" calcext:value-type="string">
            <text:p>Non Validé</text:p>
          </table:table-cell>
          <table:table-cell table:formula="of:=IF(AND([.G5]&gt;=10;[.C5]&gt;=10 OR([.E5]&gt;=10));&quot;Validé&quot;;&quot;Non Validé&quot;)" office:value-type="string" office:string-value="Validé" calcext:value-type="string">
            <text:p>Validé</text:p>
          </table:table-cell>
          <table:table-cell table:formula="of:=IF([.G5]&gt;=16;&quot;TB&quot;;IF([.G5]&gt;14;&quot;B&quot;;IF([.G5]&gt;=12;&quot;AB&quot;;IF([.G5]&gt;=10;&quot;Passable&quot;;&quot;Validé&quot;))))" office:value-type="string" office:string-value="Passable" calcext:value-type="string">
            <text:p>Passable</text:p>
          </table:table-cell>
        </table:table-row>
        <table:table-row table:style-name="ro1">
          <table:table-cell office:value-type="string" calcext:value-type="string">
            <text:p>DUVAL</text:p>
          </table:table-cell>
          <table:table-cell office:value-type="string" calcext:value-type="string">
            <text:p>Sandra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MROUND(AVERAGE([.C6:.F6]);0.5)" office:value-type="float" office:value="11.5" calcext:value-type="float">
            <text:p>11,5</text:p>
          </table:table-cell>
          <table:table-cell table:formula="of:=IF([.G6]&gt;=10; &quot;Validé&quot;; &quot;Non validé&quot;)" office:value-type="string" office:string-value="Validé" calcext:value-type="string">
            <text:p>Validé</text:p>
          </table:table-cell>
          <table:table-cell table:formula="of:=IF(AND([.G6]&gt;=10;[.C6]&gt;=10);&quot;Validé&quot;;&quot;Non Validé&quot;)" office:value-type="string" office:string-value="Non Validé" calcext:value-type="string">
            <text:p>Non Validé</text:p>
          </table:table-cell>
          <table:table-cell table:formula="of:=IF(AND([.G6]&gt;=10;[.C6]&gt;=10 OR([.E6]&gt;=10));&quot;Validé&quot;;&quot;Non Validé&quot;)" office:value-type="string" office:string-value="Validé" calcext:value-type="string">
            <text:p>Validé</text:p>
          </table:table-cell>
          <table:table-cell table:formula="of:=IF([.G6]&gt;=16;&quot;TB&quot;;IF([.G6]&gt;14;&quot;B&quot;;IF([.G6]&gt;=12;&quot;AB&quot;;IF([.G6]&gt;=10;&quot;Passable&quot;;&quot;Validé&quot;))))" office:value-type="string" office:string-value="Passable" calcext:value-type="string">
            <text:p>Passable</text:p>
          </table:table-cell>
        </table:table-row>
        <table:table-row table:style-name="ro1">
          <table:table-cell office:value-type="string" calcext:value-type="string">
            <text:p>FLEURY</text:p>
          </table:table-cell>
          <table:table-cell office:value-type="string" calcext:value-type="string">
            <text:p>Brice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MROUND(AVERAGE([.C7:.F7]);0.5)" office:value-type="float" office:value="9.5" calcext:value-type="float">
            <text:p>9,5</text:p>
          </table:table-cell>
          <table:table-cell table:formula="of:=IF([.G7]&gt;=10; &quot;Validé&quot;; &quot;Non validé&quot;)" office:value-type="string" office:string-value="Non validé" calcext:value-type="string">
            <text:p>Non validé</text:p>
          </table:table-cell>
          <table:table-cell table:formula="of:=IF(AND([.G7]&gt;=10;[.C7]&gt;=10);&quot;Validé&quot;;&quot;Non Validé&quot;)" office:value-type="string" office:string-value="Non Validé" calcext:value-type="string">
            <text:p>Non Validé</text:p>
          </table:table-cell>
          <table:table-cell table:formula="of:=IF(AND([.G7]&gt;=10;[.C7]&gt;=10 OR([.E7]&gt;=10));&quot;Validé&quot;;&quot;Non Validé&quot;)" office:value-type="string" office:string-value="Non Validé" calcext:value-type="string">
            <text:p>Non Validé</text:p>
          </table:table-cell>
          <table:table-cell table:formula="of:=IF([.G7]&gt;=16;&quot;TB&quot;;IF([.G7]&gt;14;&quot;B&quot;;IF([.G7]&gt;=12;&quot;AB&quot;;IF([.G7]&gt;=10;&quot;Passable&quot;;&quot;Validé&quot;))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GAUTIER</text:p>
          </table:table-cell>
          <table:table-cell office:value-type="string" calcext:value-type="string">
            <text:p>Sébastien</text:p>
          </table:table-cell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MROUND(AVERAGE([.C8:.F8]);0.5)" office:value-type="float" office:value="12" calcext:value-type="float">
            <text:p>12,0</text:p>
          </table:table-cell>
          <table:table-cell table:formula="of:=IF([.G8]&gt;=10; &quot;Validé&quot;; &quot;Non validé&quot;)" office:value-type="string" office:string-value="Validé" calcext:value-type="string">
            <text:p>Validé</text:p>
          </table:table-cell>
          <table:table-cell table:formula="of:=IF(AND([.G8]&gt;=10;[.C8]&gt;=10);&quot;Validé&quot;;&quot;Non Validé&quot;)" office:value-type="string" office:string-value="Non Validé" calcext:value-type="string">
            <text:p>Non Validé</text:p>
          </table:table-cell>
          <table:table-cell table:formula="of:=IF(AND([.G8]&gt;=10;[.C8]&gt;=10 OR([.E8]&gt;=10));&quot;Validé&quot;;&quot;Non Validé&quot;)" office:value-type="string" office:string-value="Validé" calcext:value-type="string">
            <text:p>Validé</text:p>
          </table:table-cell>
          <table:table-cell table:formula="of:=IF([.G8]&gt;=16;&quot;TB&quot;;IF([.G8]&gt;14;&quot;B&quot;;IF([.G8]&gt;=12;&quot;AB&quot;;IF([.G8]&gt;=10;&quot;Passable&quot;;&quot;Validé&quot;)))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LAGADEC</text:p>
          </table:table-cell>
          <table:table-cell office:value-type="string" calcext:value-type="string">
            <text:p>Anne-Clair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formula="of:=MROUND(AVERAGE([.C9:.F9]);0.5)" office:value-type="float" office:value="10" calcext:value-type="float">
            <text:p>10,0</text:p>
          </table:table-cell>
          <table:table-cell table:formula="of:=IF([.G9]&gt;=10; &quot;Validé&quot;; &quot;Non validé&quot;)" office:value-type="string" office:string-value="Validé" calcext:value-type="string">
            <text:p>Validé</text:p>
          </table:table-cell>
          <table:table-cell table:formula="of:=IF(AND([.G9]&gt;=10;[.C9]&gt;=10);&quot;Validé&quot;;&quot;Non Validé&quot;)" office:value-type="string" office:string-value="Non Validé" calcext:value-type="string">
            <text:p>Non Validé</text:p>
          </table:table-cell>
          <table:table-cell table:formula="of:=IF(AND([.G9]&gt;=10;[.C9]&gt;=10 OR([.E9]&gt;=10));&quot;Validé&quot;;&quot;Non Validé&quot;)" office:value-type="string" office:string-value="Non Validé" calcext:value-type="string">
            <text:p>Non Validé</text:p>
          </table:table-cell>
          <table:table-cell table:formula="of:=IF([.G9]&gt;=16;&quot;TB&quot;;IF([.G9]&gt;14;&quot;B&quot;;IF([.G9]&gt;=12;&quot;AB&quot;;IF([.G9]&gt;=10;&quot;Passable&quot;;&quot;Validé&quot;))))" office:value-type="string" office:string-value="Passable" calcext:value-type="string">
            <text:p>Passable</text:p>
          </table:table-cell>
        </table:table-row>
        <table:table-row table:style-name="ro1">
          <table:table-cell office:value-type="string" calcext:value-type="string">
            <text:p>LAMY</text:p>
          </table:table-cell>
          <table:table-cell office:value-type="string" calcext:value-type="string">
            <text:p>Sophi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MROUND(AVERAGE([.C10:.F10]);0.5)" office:value-type="float" office:value="9.5" calcext:value-type="float">
            <text:p>9,5</text:p>
          </table:table-cell>
          <table:table-cell table:formula="of:=IF([.G10]&gt;=10; &quot;Validé&quot;; &quot;Non validé&quot;)" office:value-type="string" office:string-value="Non validé" calcext:value-type="string">
            <text:p>Non validé</text:p>
          </table:table-cell>
          <table:table-cell table:formula="of:=IF(AND([.G10]&gt;=10;[.C10]&gt;=10);&quot;Validé&quot;;&quot;Non Validé&quot;)" office:value-type="string" office:string-value="Non Validé" calcext:value-type="string">
            <text:p>Non Validé</text:p>
          </table:table-cell>
          <table:table-cell table:formula="of:=IF(AND([.G10]&gt;=10;[.C10]&gt;=10 OR([.E10]&gt;=10));&quot;Validé&quot;;&quot;Non Validé&quot;)" office:value-type="string" office:string-value="Non Validé" calcext:value-type="string">
            <text:p>Non Validé</text:p>
          </table:table-cell>
          <table:table-cell table:formula="of:=IF([.G10]&gt;=16;&quot;TB&quot;;IF([.G10]&gt;14;&quot;B&quot;;IF([.G10]&gt;=12;&quot;AB&quot;;IF([.G10]&gt;=10;&quot;Passable&quot;;&quot;Validé&quot;))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LE</text:p>
          </table:table-cell>
          <table:table-cell office:value-type="string" calcext:value-type="string">
            <text:p>Thi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MROUND(AVERAGE([.C11:.F11]);0.5)" office:value-type="float" office:value="12.5" calcext:value-type="float">
            <text:p>12,5</text:p>
          </table:table-cell>
          <table:table-cell table:formula="of:=IF([.G11]&gt;=10; &quot;Validé&quot;; &quot;Non validé&quot;)" office:value-type="string" office:string-value="Validé" calcext:value-type="string">
            <text:p>Validé</text:p>
          </table:table-cell>
          <table:table-cell table:formula="of:=IF(AND([.G11]&gt;=10;[.C11]&gt;=10);&quot;Validé&quot;;&quot;Non Validé&quot;)" office:value-type="string" office:string-value="Non Validé" calcext:value-type="string">
            <text:p>Non Validé</text:p>
          </table:table-cell>
          <table:table-cell table:formula="of:=IF(AND([.G11]&gt;=10;[.C11]&gt;=10 OR([.E11]&gt;=10));&quot;Validé&quot;;&quot;Non Validé&quot;)" office:value-type="string" office:string-value="Validé" calcext:value-type="string">
            <text:p>Validé</text:p>
          </table:table-cell>
          <table:table-cell table:formula="of:=IF([.G11]&gt;=16;&quot;TB&quot;;IF([.G11]&gt;14;&quot;B&quot;;IF([.G11]&gt;=12;&quot;AB&quot;;IF([.G11]&gt;=10;&quot;Passable&quot;;&quot;Validé&quot;)))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LE GLAUNEC</text:p>
          </table:table-cell>
          <table:table-cell office:value-type="string" calcext:value-type="string">
            <text:p>Adel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" calcext:value-type="float">
            <text:p>8</text:p>
          </table:table-cell>
          <table:table-cell table:formula="of:=MROUND(AVERAGE([.C12:.F12]);0.5)" office:value-type="float" office:value="12" calcext:value-type="float">
            <text:p>12,0</text:p>
          </table:table-cell>
          <table:table-cell table:formula="of:=IF([.G12]&gt;=10; &quot;Validé&quot;; &quot;Non validé&quot;)" office:value-type="string" office:string-value="Validé" calcext:value-type="string">
            <text:p>Validé</text:p>
          </table:table-cell>
          <table:table-cell table:formula="of:=IF(AND([.G12]&gt;=10;[.C12]&gt;=10);&quot;Validé&quot;;&quot;Non Validé&quot;)" office:value-type="string" office:string-value="Non Validé" calcext:value-type="string">
            <text:p>Non Validé</text:p>
          </table:table-cell>
          <table:table-cell table:formula="of:=IF(AND([.G12]&gt;=10;[.C12]&gt;=10 OR([.E12]&gt;=10));&quot;Validé&quot;;&quot;Non Validé&quot;)" office:value-type="string" office:string-value="Validé" calcext:value-type="string">
            <text:p>Validé</text:p>
          </table:table-cell>
          <table:table-cell table:formula="of:=IF([.G12]&gt;=16;&quot;TB&quot;;IF([.G12]&gt;14;&quot;B&quot;;IF([.G12]&gt;=12;&quot;AB&quot;;IF([.G12]&gt;=10;&quot;Passable&quot;;&quot;Validé&quot;)))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LEGUILLON</text:p>
          </table:table-cell>
          <table:table-cell office:value-type="string" calcext:value-type="string">
            <text:p>Julie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MROUND(AVERAGE([.C13:.F13]);0.5)" office:value-type="float" office:value="12" calcext:value-type="float">
            <text:p>12,0</text:p>
          </table:table-cell>
          <table:table-cell table:formula="of:=IF([.G13]&gt;=10; &quot;Validé&quot;; &quot;Non validé&quot;)" office:value-type="string" office:string-value="Validé" calcext:value-type="string">
            <text:p>Validé</text:p>
          </table:table-cell>
          <table:table-cell table:formula="of:=IF(AND([.G13]&gt;=10;[.C13]&gt;=10);&quot;Validé&quot;;&quot;Non Validé&quot;)" office:value-type="string" office:string-value="Non Validé" calcext:value-type="string">
            <text:p>Non Validé</text:p>
          </table:table-cell>
          <table:table-cell table:formula="of:=IF(AND([.G13]&gt;=10;[.C13]&gt;=10 OR([.E13]&gt;=10));&quot;Validé&quot;;&quot;Non Validé&quot;)" office:value-type="string" office:string-value="Validé" calcext:value-type="string">
            <text:p>Validé</text:p>
          </table:table-cell>
          <table:table-cell table:formula="of:=IF([.G13]&gt;=16;&quot;TB&quot;;IF([.G13]&gt;14;&quot;B&quot;;IF([.G13]&gt;=12;&quot;AB&quot;;IF([.G13]&gt;=10;&quot;Passable&quot;;&quot;Validé&quot;)))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LEPIETRE</text:p>
          </table:table-cell>
          <table:table-cell office:value-type="string" calcext:value-type="string">
            <text:p>Blandine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Abs</text:p>
          </table:table-cell>
          <table:table-cell office:value-type="float" office:value="12" calcext:value-type="float">
            <text:p>12</text:p>
          </table:table-cell>
          <table:table-cell table:formula="of:=MROUND(AVERAGE([.C14:.F14]);0.5)" office:value-type="float" office:value="11.5" calcext:value-type="float">
            <text:p>11,5</text:p>
          </table:table-cell>
          <table:table-cell table:formula="of:=IF([.G14]&gt;=10; &quot;Validé&quot;; &quot;Non validé&quot;)" office:value-type="string" office:string-value="Validé" calcext:value-type="string">
            <text:p>Validé</text:p>
          </table:table-cell>
          <table:table-cell table:formula="of:=IF(AND([.G14]&gt;=10;[.C14]&gt;=10);&quot;Validé&quot;;&quot;Non Validé&quot;)" office:value-type="string" office:string-value="Non Validé" calcext:value-type="string">
            <text:p>Non Validé</text:p>
          </table:table-cell>
          <table:table-cell table:formula="of:=IF(AND([.G14]&gt;=10;[.C14]&gt;=10 OR([.E14]&gt;=10));&quot;Validé&quot;;&quot;Non Validé&quot;)" office:value-type="string" office:string-value="Validé" calcext:value-type="string">
            <text:p>Validé</text:p>
          </table:table-cell>
          <table:table-cell table:formula="of:=IF([.G14]&gt;=16;&quot;TB&quot;;IF([.G14]&gt;14;&quot;B&quot;;IF([.G14]&gt;=12;&quot;AB&quot;;IF([.G14]&gt;=10;&quot;Passable&quot;;&quot;Validé&quot;))))" office:value-type="string" office:string-value="Passable" calcext:value-type="string">
            <text:p>Passable</text:p>
          </table:table-cell>
        </table:table-row>
        <table:table-row table:style-name="ro1">
          <table:table-cell office:value-type="string" calcext:value-type="string">
            <text:p>LIOEDDINE</text:p>
          </table:table-cell>
          <table:table-cell office:value-type="string" calcext:value-type="string">
            <text:p>Mohamed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MROUND(AVERAGE([.C15:.F15]);0.5)" office:value-type="float" office:value="11.5" calcext:value-type="float">
            <text:p>11,5</text:p>
          </table:table-cell>
          <table:table-cell table:formula="of:=IF([.G15]&gt;=10; &quot;Validé&quot;; &quot;Non validé&quot;)" office:value-type="string" office:string-value="Validé" calcext:value-type="string">
            <text:p>Validé</text:p>
          </table:table-cell>
          <table:table-cell table:formula="of:=IF(AND([.G15]&gt;=10;[.C15]&gt;=10);&quot;Validé&quot;;&quot;Non Validé&quot;)" office:value-type="string" office:string-value="Non Validé" calcext:value-type="string">
            <text:p>Non Validé</text:p>
          </table:table-cell>
          <table:table-cell table:formula="of:=IF(AND([.G15]&gt;=10;[.C15]&gt;=10 OR([.E15]&gt;=10));&quot;Validé&quot;;&quot;Non Validé&quot;)" office:value-type="string" office:string-value="Validé" calcext:value-type="string">
            <text:p>Validé</text:p>
          </table:table-cell>
          <table:table-cell table:formula="of:=IF([.G15]&gt;=16;&quot;TB&quot;;IF([.G15]&gt;14;&quot;B&quot;;IF([.G15]&gt;=12;&quot;AB&quot;;IF([.G15]&gt;=10;&quot;Passable&quot;;&quot;Validé&quot;))))" office:value-type="string" office:string-value="Passable" calcext:value-type="string">
            <text:p>Passable</text:p>
          </table:table-cell>
        </table:table-row>
        <table:table-row table:style-name="ro1">
          <table:table-cell office:value-type="string" calcext:value-type="string">
            <text:p>MENNIER</text:p>
          </table:table-cell>
          <table:table-cell office:value-type="string" calcext:value-type="string">
            <text:p>Maud</text:p>
          </table:table-cell>
          <table:table-cell office:value-type="float" office:value="7" calcext:value-type="float">
            <text:p>7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formula="of:=MROUND(AVERAGE([.C16:.F16]);0.5)" office:value-type="float" office:value="11.5" calcext:value-type="float">
            <text:p>11,5</text:p>
          </table:table-cell>
          <table:table-cell table:formula="of:=IF([.G16]&gt;=10; &quot;Validé&quot;; &quot;Non validé&quot;)" office:value-type="string" office:string-value="Validé" calcext:value-type="string">
            <text:p>Validé</text:p>
          </table:table-cell>
          <table:table-cell table:formula="of:=IF(AND([.G16]&gt;=10;[.C16]&gt;=10);&quot;Validé&quot;;&quot;Non Validé&quot;)" office:value-type="string" office:string-value="Non Validé" calcext:value-type="string">
            <text:p>Non Validé</text:p>
          </table:table-cell>
          <table:table-cell table:formula="of:=IF(AND([.G16]&gt;=10;[.C16]&gt;=10 OR([.E16]&gt;=10));&quot;Validé&quot;;&quot;Non Validé&quot;)" office:value-type="string" office:string-value="Non Validé" calcext:value-type="string">
            <text:p>Non Validé</text:p>
          </table:table-cell>
          <table:table-cell table:formula="of:=IF([.G16]&gt;=16;&quot;TB&quot;;IF([.G16]&gt;14;&quot;B&quot;;IF([.G16]&gt;=12;&quot;AB&quot;;IF([.G16]&gt;=10;&quot;Passable&quot;;&quot;Validé&quot;))))" office:value-type="string" office:string-value="Passable" calcext:value-type="string">
            <text:p>Passable</text:p>
          </table:table-cell>
        </table:table-row>
        <table:table-row table:style-name="ro1">
          <table:table-cell office:value-type="string" calcext:value-type="string">
            <text:p>METTE</text:p>
          </table:table-cell>
          <table:table-cell office:value-type="string" calcext:value-type="string">
            <text:p>Christelle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table:formula="of:=MROUND(AVERAGE([.C17:.F17]);0.5)" office:value-type="float" office:value="13" calcext:value-type="float">
            <text:p>13,0</text:p>
          </table:table-cell>
          <table:table-cell table:formula="of:=IF([.G17]&gt;=10; &quot;Validé&quot;; &quot;Non validé&quot;)" office:value-type="string" office:string-value="Validé" calcext:value-type="string">
            <text:p>Validé</text:p>
          </table:table-cell>
          <table:table-cell table:formula="of:=IF(AND([.G17]&gt;=10;[.C17]&gt;=10);&quot;Validé&quot;;&quot;Non Validé&quot;)" office:value-type="string" office:string-value="Validé" calcext:value-type="string">
            <text:p>Validé</text:p>
          </table:table-cell>
          <table:table-cell table:formula="of:=IF(AND([.G17]&gt;=10;[.C17]&gt;=10 OR([.E17]&gt;=10));&quot;Validé&quot;;&quot;Non Validé&quot;)" office:value-type="string" office:string-value="Validé" calcext:value-type="string">
            <text:p>Validé</text:p>
          </table:table-cell>
          <table:table-cell table:formula="of:=IF([.G17]&gt;=16;&quot;TB&quot;;IF([.G17]&gt;14;&quot;B&quot;;IF([.G17]&gt;=12;&quot;AB&quot;;IF([.G17]&gt;=10;&quot;Passable&quot;;&quot;Validé&quot;)))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Elodie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table:formula="of:=MROUND(AVERAGE([.C18:.F18]);0.5)" office:value-type="float" office:value="11.5" calcext:value-type="float">
            <text:p>11,5</text:p>
          </table:table-cell>
          <table:table-cell table:formula="of:=IF([.G18]&gt;=10; &quot;Validé&quot;; &quot;Non validé&quot;)" office:value-type="string" office:string-value="Validé" calcext:value-type="string">
            <text:p>Validé</text:p>
          </table:table-cell>
          <table:table-cell table:formula="of:=IF(AND([.G18]&gt;=10;[.C18]&gt;=10);&quot;Validé&quot;;&quot;Non Validé&quot;)" office:value-type="string" office:string-value="Non Validé" calcext:value-type="string">
            <text:p>Non Validé</text:p>
          </table:table-cell>
          <table:table-cell table:formula="of:=IF(AND([.G18]&gt;=10;[.C18]&gt;=10 OR([.E18]&gt;=10));&quot;Validé&quot;;&quot;Non Validé&quot;)" office:value-type="string" office:string-value="Validé" calcext:value-type="string">
            <text:p>Validé</text:p>
          </table:table-cell>
          <table:table-cell table:formula="of:=IF([.G18]&gt;=16;&quot;TB&quot;;IF([.G18]&gt;14;&quot;B&quot;;IF([.G18]&gt;=12;&quot;AB&quot;;IF([.G18]&gt;=10;&quot;Passable&quot;;&quot;Validé&quot;))))" office:value-type="string" office:string-value="Passable" calcext:value-type="string">
            <text:p>Passable</text:p>
          </table:table-cell>
        </table:table-row>
        <table:table-row table:style-name="ro1">
          <table:table-cell office:value-type="string" calcext:value-type="string">
            <text:p>MICHEL</text:p>
          </table:table-cell>
          <table:table-cell office:value-type="string" calcext:value-type="string">
            <text:p>Valentin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MROUND(AVERAGE([.C19:.F19]);0.5)" office:value-type="float" office:value="9.5" calcext:value-type="float">
            <text:p>9,5</text:p>
          </table:table-cell>
          <table:table-cell table:formula="of:=IF([.G19]&gt;=10; &quot;Validé&quot;; &quot;Non validé&quot;)" office:value-type="string" office:string-value="Non validé" calcext:value-type="string">
            <text:p>Non validé</text:p>
          </table:table-cell>
          <table:table-cell table:formula="of:=IF(AND([.G19]&gt;=10;[.C19]&gt;=10);&quot;Validé&quot;;&quot;Non Validé&quot;)" office:value-type="string" office:string-value="Non Validé" calcext:value-type="string">
            <text:p>Non Validé</text:p>
          </table:table-cell>
          <table:table-cell table:formula="of:=IF(AND([.G19]&gt;=10;[.C19]&gt;=10 OR([.E19]&gt;=10));&quot;Validé&quot;;&quot;Non Validé&quot;)" office:value-type="string" office:string-value="Non Validé" calcext:value-type="string">
            <text:p>Non Validé</text:p>
          </table:table-cell>
          <table:table-cell table:formula="of:=IF([.G19]&gt;=16;&quot;TB&quot;;IF([.G19]&gt;14;&quot;B&quot;;IF([.G19]&gt;=12;&quot;AB&quot;;IF([.G19]&gt;=10;&quot;Passable&quot;;&quot;Validé&quot;))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MONTAGNE</text:p>
          </table:table-cell>
          <table:table-cell office:value-type="string" calcext:value-type="string">
            <text:p>Anthony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MROUND(AVERAGE([.C20:.F20]);0.5)" office:value-type="float" office:value="12.5" calcext:value-type="float">
            <text:p>12,5</text:p>
          </table:table-cell>
          <table:table-cell table:formula="of:=IF([.G20]&gt;=10; &quot;Validé&quot;; &quot;Non validé&quot;)" office:value-type="string" office:string-value="Validé" calcext:value-type="string">
            <text:p>Validé</text:p>
          </table:table-cell>
          <table:table-cell table:formula="of:=IF(AND([.G20]&gt;=10;[.C20]&gt;=10);&quot;Validé&quot;;&quot;Non Validé&quot;)" office:value-type="string" office:string-value="Validé" calcext:value-type="string">
            <text:p>Validé</text:p>
          </table:table-cell>
          <table:table-cell table:formula="of:=IF(AND([.G20]&gt;=10;[.C20]&gt;=10 OR([.E20]&gt;=10));&quot;Validé&quot;;&quot;Non Validé&quot;)" office:value-type="string" office:string-value="Validé" calcext:value-type="string">
            <text:p>Validé</text:p>
          </table:table-cell>
          <table:table-cell table:formula="of:=IF([.G20]&gt;=16;&quot;TB&quot;;IF([.G20]&gt;14;&quot;B&quot;;IF([.G20]&gt;=12;&quot;AB&quot;;IF([.G20]&gt;=10;&quot;Passable&quot;;&quot;Validé&quot;))))" office:value-type="string" office:string-value="AB" calcext:value-type="string">
            <text:p>AB</text:p>
          </table:table-cell>
        </table:table-row>
        <table:table-row table:style-name="ro1">
          <table:table-cell office:value-type="string" calcext:value-type="string">
            <text:p>ROBERGE</text:p>
          </table:table-cell>
          <table:table-cell office:value-type="string" calcext:value-type="string">
            <text:p>Magali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MROUND(AVERAGE([.C21:.F21]);0.5)" office:value-type="float" office:value="11.5" calcext:value-type="float">
            <text:p>11,5</text:p>
          </table:table-cell>
          <table:table-cell table:formula="of:=IF([.G21]&gt;=10; &quot;Validé&quot;; &quot;Non validé&quot;)" office:value-type="string" office:string-value="Validé" calcext:value-type="string">
            <text:p>Validé</text:p>
          </table:table-cell>
          <table:table-cell table:formula="of:=IF(AND([.G21]&gt;=10;[.C21]&gt;=10);&quot;Validé&quot;;&quot;Non Validé&quot;)" office:value-type="string" office:string-value="Validé" calcext:value-type="string">
            <text:p>Validé</text:p>
          </table:table-cell>
          <table:table-cell table:formula="of:=IF(AND([.G21]&gt;=10;[.C21]&gt;=10 OR([.E21]&gt;=10));&quot;Validé&quot;;&quot;Non Validé&quot;)" office:value-type="string" office:string-value="Validé" calcext:value-type="string">
            <text:p>Validé</text:p>
          </table:table-cell>
          <table:table-cell table:formula="of:=IF([.G21]&gt;=16;&quot;TB&quot;;IF([.G21]&gt;14;&quot;B&quot;;IF([.G21]&gt;=12;&quot;AB&quot;;IF([.G21]&gt;=10;&quot;Passable&quot;;&quot;Validé&quot;))))" office:value-type="string" office:string-value="Passable" calcext:value-type="string">
            <text:p>Passable</text:p>
          </table:table-cell>
        </table:table-row>
        <table:table-row table:style-name="ro1">
          <table:table-cell office:value-type="string" calcext:value-type="string">
            <text:p>ROUXEL</text:p>
          </table:table-cell>
          <table:table-cell office:value-type="string" calcext:value-type="string">
            <text:p>Marc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table:formula="of:=MROUND(AVERAGE([.C22:.F22]);0.5)" office:value-type="float" office:value="9" calcext:value-type="float">
            <text:p>9,0</text:p>
          </table:table-cell>
          <table:table-cell table:formula="of:=IF([.G22]&gt;=10; &quot;Validé&quot;; &quot;Non validé&quot;)" office:value-type="string" office:string-value="Non validé" calcext:value-type="string">
            <text:p>Non validé</text:p>
          </table:table-cell>
          <table:table-cell table:formula="of:=IF(AND([.G22]&gt;=10;[.C22]&gt;=10);&quot;Validé&quot;;&quot;Non Validé&quot;)" office:value-type="string" office:string-value="Non Validé" calcext:value-type="string">
            <text:p>Non Validé</text:p>
          </table:table-cell>
          <table:table-cell table:formula="of:=IF(AND([.G22]&gt;=10;[.C22]&gt;=10 OR([.E22]&gt;=10));&quot;Validé&quot;;&quot;Non Validé&quot;)" office:value-type="string" office:string-value="Non Validé" calcext:value-type="string">
            <text:p>Non Validé</text:p>
          </table:table-cell>
          <table:table-cell table:formula="of:=IF([.G22]&gt;=16;&quot;TB&quot;;IF([.G22]&gt;14;&quot;B&quot;;IF([.G22]&gt;=12;&quot;AB&quot;;IF([.G22]&gt;=10;&quot;Passable&quot;;&quot;Validé&quot;))))" office:value-type="string" office:string-value="Validé" calcext:value-type="string">
            <text:p>Validé</text:p>
          </table:table-cell>
        </table:table-row>
        <table:table-row table:style-name="ro1">
          <table:table-cell office:value-type="string" calcext:value-type="string">
            <text:p>VOISIN</text:p>
          </table:table-cell>
          <table:table-cell office:value-type="string" calcext:value-type="string">
            <text:p>Auréli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formula="of:=MROUND(AVERAGE([.C23:.F23]);0.5)" office:value-type="float" office:value="9" calcext:value-type="float">
            <text:p>9,0</text:p>
          </table:table-cell>
          <table:table-cell table:formula="of:=IF([.G23]&gt;=10; &quot;Validé&quot;; &quot;Non validé&quot;)" office:value-type="string" office:string-value="Non validé" calcext:value-type="string">
            <text:p>Non validé</text:p>
          </table:table-cell>
          <table:table-cell table:formula="of:=IF(AND([.G23]&gt;=10;[.C23]&gt;=10);&quot;Validé&quot;;&quot;Non Validé&quot;)" office:value-type="string" office:string-value="Non Validé" calcext:value-type="string">
            <text:p>Non Validé</text:p>
          </table:table-cell>
          <table:table-cell table:formula="of:=IF(AND([.G23]&gt;=10;[.C23]&gt;=10 OR([.E23]&gt;=10));&quot;Validé&quot;;&quot;Non Validé&quot;)" office:value-type="string" office:string-value="Non Validé" calcext:value-type="string">
            <text:p>Non Validé</text:p>
          </table:table-cell>
          <table:table-cell table:formula="of:=IF([.G23]&gt;=16;&quot;TB&quot;;IF([.G23]&gt;14;&quot;B&quot;;IF([.G23]&gt;=12;&quot;AB&quot;;IF([.G23]&gt;=10;&quot;Passable&quot;;&quot;Validé&quot;))))" office:value-type="string" office:string-value="Validé" calcext:value-type="string">
            <text:p>Validé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Moyenne</text:p>
          </table:table-cell>
          <table:table-cell/>
          <table:table-cell table:formula="of:=SUM([.C2:.C23])/22" office:value-type="float" office:value="6.95454545454545" calcext:value-type="float">
            <text:p>6,95</text:p>
          </table:table-cell>
          <table:table-cell table:formula="of:=SUM([.D2:.D23])/22" office:value-type="float" office:value="13.3636363636364" calcext:value-type="float">
            <text:p>13,36</text:p>
          </table:table-cell>
          <table:table-cell table:formula="of:=SUM([.E2:.E23])/22" office:value-type="float" office:value="9.31818181818182" calcext:value-type="float">
            <text:p>9,32</text:p>
          </table:table-cell>
          <table:table-cell table:formula="of:=SUM([.F2:.F23])/22" office:value-type="float" office:value="12.5454545454545" calcext:value-type="float">
            <text:p>12,55</text:p>
          </table:table-cell>
          <table:table-cell table:formula="of:=AVERAGE([.G2:.G23])" office:value-type="float" office:value="11.0681818181818" calcext:value-type="float">
            <text:p>11,1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ote la Plus Basse</text:p>
          </table:table-cell>
          <table:table-cell/>
          <table:table-cell table:formula="of:=MIN([.C2:.C23])" office:value-type="float" office:value="4" calcext:value-type="float">
            <text:p>4</text:p>
          </table:table-cell>
          <table:table-cell table:formula="of:=MIN([.D2:.D23])" office:value-type="float" office:value="8" calcext:value-type="float">
            <text:p>8</text:p>
          </table:table-cell>
          <table:table-cell table:formula="of:=MIN([.E2:.E23])" office:value-type="float" office:value="6" calcext:value-type="float">
            <text:p>6</text:p>
          </table:table-cell>
          <table:table-cell table:formula="of:=MIN([.F2:.F23])" office:value-type="float" office:value="8" calcext:value-type="float">
            <text:p>8</text:p>
          </table:table-cell>
          <table:table-cell table:formula="of:=MIN([.G2:.G23])" office:value-type="float" office:value="9" calcext:value-type="float">
            <text:p>9,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Note la plus haute</text:p>
          </table:table-cell>
          <table:table-cell/>
          <table:table-cell table:formula="of:=MAX([.C2:.C22])" office:value-type="float" office:value="11" calcext:value-type="float">
            <text:p>11</text:p>
          </table:table-cell>
          <table:table-cell table:formula="of:=MAX([.D2:.D22])" office:value-type="float" office:value="18" calcext:value-type="float">
            <text:p>18</text:p>
          </table:table-cell>
          <table:table-cell table:formula="of:=MAX([.E2:.E22])" office:value-type="float" office:value="14" calcext:value-type="float">
            <text:p>14</text:p>
          </table:table-cell>
          <table:table-cell table:formula="of:=MAX([.F2:.F22])" office:value-type="float" office:value="18" calcext:value-type="float">
            <text:p>18</text:p>
          </table:table-cell>
          <table:table-cell table:formula="of:=MAX([.G2:.G23])" office:value-type="float" office:value="13" calcext:value-type="float">
            <text:p>13,0</text:p>
          </table:table-cell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Élèves 10 ou plus</text:p>
          </table:table-cell>
          <table:table-cell/>
          <table:table-cell table:formula="of:=COUNTIF([.C2:.C23]; &quot;&gt;=10&quot;)" office:value-type="float" office:value="5" calcext:value-type="float">
            <text:p>5</text:p>
          </table:table-cell>
          <table:table-cell table:formula="of:=COUNTIF([.D2:.D23]; &quot;&gt;=10&quot;)" office:value-type="float" office:value="18" calcext:value-type="float">
            <text:p>18</text:p>
          </table:table-cell>
          <table:table-cell table:formula="of:=COUNTIF([.E2:.E23]; &quot;&gt;=10&quot;)" office:value-type="float" office:value="12" calcext:value-type="float">
            <text:p>12</text:p>
          </table:table-cell>
          <table:table-cell table:formula="of:=COUNTIF([.F2:.F23]; &quot;&gt;=10&quot;)" office:value-type="float" office:value="18" calcext:value-type="float">
            <text:p>18</text:p>
          </table:table-cell>
          <table:table-cell table:style-name="Default" table:formula="of:=COUNTIF([.G2:.G23]; &quot;&gt;=10&quot;)" office:value-type="float" office:value="17" calcext:value-type="float">
            <text:p>17</text:p>
          </table:table-cell>
          <table:table-cell table:formula="of:=COUNTIF([.H2:.H23]; &quot;&gt;=10&quot;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Élèves 8 ou moins</text:p>
          </table:table-cell>
          <table:table-cell/>
          <table:table-cell table:formula="of:=COUNTIF([.C2:.C23]; &quot;&lt;=8&quot;)" office:value-type="float" office:value="17" calcext:value-type="float">
            <text:p>17</text:p>
          </table:table-cell>
          <table:table-cell table:formula="of:=COUNTIF([.D2:.D23]; &quot;&lt;=8&quot;)" office:value-type="float" office:value="3" calcext:value-type="float">
            <text:p>3</text:p>
          </table:table-cell>
          <table:table-cell table:formula="of:=COUNTIF([.E2:.E23]; &quot;&lt;=8&quot;)" office:value-type="float" office:value="5" calcext:value-type="float">
            <text:p>5</text:p>
          </table:table-cell>
          <table:table-cell table:formula="of:=COUNTIF([.F2:.F23]; &quot;&lt;=8&quot;)" office:value-type="float" office:value="1" calcext:value-type="float">
            <text:p>1</text:p>
          </table:table-cell>
          <table:table-cell table:style-name="Default" table:formula="of:=COUNTIF([.G2:.G23]; &quot;&lt;=8&quot;)" office:value-type="float" office:value="0" calcext:value-type="float">
            <text:p>0</text:p>
          </table:table-cell>
          <table:table-cell table:formula="of:=COUNTIF([.H2:.H23]; &quot;&lt;=8&quot;)" office:value-type="float" office:value="0" calcext:value-type="float">
            <text:p>0</text:p>
          </table:table-cell>
          <table:table-cell table:style-name="Default"/>
          <table:table-cell table:number-columns-repeated="2"/>
        </table:table-row>
      </table:table>
      <table:table table:name="Feuille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named-expressions/>
      <table:database-ranges>
        <table:database-range table:name="__Anonymous_Sheet_DB__0" table:target-range-address="Feuille1.A2:Feuille1.B23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r" fo:country="FR" style:font-name-asian="Lucida Sans Unicode" style:language-asian="zxx" style:country-asian="none" style:font-name-complex="Tahoma" style:language-complex="zxx" style:country-complex="none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8">00/00/0000</text:date>, <text:time style:data-style-name="N2" text:time-value="16:45:01.0511797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Dominique Lachiver</meta:initial-creator>
    <meta:creation-date>2005-11-27T09:22:28</meta:creation-date>
    <dc:date>2019-11-18T17:01:37.863295728</dc:date>
    <dc:language>fr-FR</dc:language>
    <meta:editing-cycles>14</meta:editing-cycles>
    <meta:editing-duration>PT36M23S</meta:editing-duration>
    <meta:document-statistic meta:table-count="3" meta:cell-count="285" meta:object-count="1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fill="solid" draw:fill-color="#dddddd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999999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draw:stroke="dash" draw:stroke-dash="Fine_20_Dotted" svg:stroke-width="0.08cm" svg:stroke-color="#00864b" draw:fill-color="#00864b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draw:stroke="dash" draw:stroke-dash="Fine_20_Dotted" svg:stroke-width="0.08cm" svg:stroke-color="#1b75bc" draw:fill-color="#1b75bc"/>
      <style:text-properties fo:font-size="10pt" style:font-size-asian="10pt" style:font-size-complex="10pt"/>
    </style:style>
    <style:style style:name="ch11" style:family="chart">
      <style:graphic-properties draw:stroke="solid" svg:stroke-color="#999999" draw:fill="solid" draw:fill-color="#dddddd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7.172cm" svg:height="9.67cm" xlink:href=".." xlink:type="simple" chart:class="chart:line" chart:style-name="ch1">
        <chart:title svg:x="6.928cm" svg:y="0.329cm" chart:style-name="ch2">
          <text:p>Profil de Rouxel</text:p>
        </chart:title>
        <chart:legend chart:legend-position="end" svg:x="12.065cm" svg:y="3.789cm" style:legend-expansion="high" chart:style-name="ch3"/>
        <chart:plot-area chart:style-name="ch4" table:cell-range-address="Feuille1.C1:Feuille1.G1 Feuille1.A22:Feuille1.A22 Feuille1.C22:Feuille1.G22 Feuille1.A25:Feuille1.A27 Feuille1.C25:Feuille1.G27" chart:data-source-has-labels="both" svg:x="0.343cm" svg:y="1.301cm" svg:width="11.379cm" svg:height="8.176cm">
          <chartooo:coordinate-region svg:x="0.925cm" svg:y="1.5cm" svg:width="9.116cm" svg:height="7.33cm"/>
          <chart:axis chart:dimension="x" chart:name="primary-x" chart:style-name="ch5" chartooo:axis-type="auto">
            <chartooo:date-scale/>
            <chart:categories table:cell-range-address="Feuille1.C1:Feuille1.G1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Feuille1.C22:Feuille1.G22" chart:label-cell-address="Feuille1.A22:Feuille1.A22" chart:class="chart:line">
            <chart:data-point chart:repeated="5"/>
          </chart:series>
          <chart:series chart:style-name="ch8" chart:values-cell-range-address="Feuille1.C25:Feuille1.G25" chart:label-cell-address="Feuille1.A25:Feuille1.A25" chart:class="chart:line">
            <chart:data-point chart:repeated="5"/>
          </chart:series>
          <chart:series chart:style-name="ch9" chart:values-cell-range-address="Feuille1.C26:Feuille1.G26" chart:label-cell-address="Feuille1.A26:Feuille1.A26" chart:class="chart:line">
            <chart:data-point chart:repeated="5"/>
          </chart:series>
          <chart:series chart:style-name="ch10" chart:values-cell-range-address="Feuille1.C27:Feuille1.G27" chart:label-cell-address="Feuille1.A27:Feuille1.A27" chart:class="chart:line"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TRL 1</text:p>
                <draw:g>
                  <svg:desc>Feuille1.C1:Feuille1.G1</svg:desc>
                </draw:g>
              </table:table-cell>
              <table:table-cell office:value-type="string">
                <text:p>Devoir 1</text:p>
              </table:table-cell>
              <table:table-cell office:value-type="string">
                <text:p>CTRL 2</text:p>
              </table:table-cell>
              <table:table-cell office:value-type="string">
                <text:p>CTRL3</text:p>
              </table:table-cell>
              <table:table-cell office:value-type="string">
                <text:p>Moyenne trimestrielle</text:p>
              </table:table-cell>
            </table:table-row>
          </table:table-header-rows>
          <table:table-rows>
            <table:table-row>
              <table:table-cell office:value-type="string">
                <text:p>ROUXEL</text:p>
                <draw:g>
                  <svg:desc>Feuille1.A22:Feuille1.A22</svg:desc>
                </draw:g>
              </table:table-cell>
              <table:table-cell office:value-type="float" office:value="4">
                <text:p>4</text:p>
                <draw:g>
                  <svg:desc>Feuille1.C22:Feuille1.G22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6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Moyenne</text:p>
                <draw:g>
                  <svg:desc>Feuille1.A25:Feuille1.A25</svg:desc>
                </draw:g>
              </table:table-cell>
              <table:table-cell office:value-type="float" office:value="6.95454545454545">
                <text:p>6.95454545454545</text:p>
                <draw:g>
                  <svg:desc>Feuille1.C25:Feuille1.G25</svg:desc>
                </draw:g>
              </table:table-cell>
              <table:table-cell office:value-type="float" office:value="13.3636363636364">
                <text:p>13.3636363636364</text:p>
              </table:table-cell>
              <table:table-cell office:value-type="float" office:value="9.31818181818182">
                <text:p>9.31818181818182</text:p>
              </table:table-cell>
              <table:table-cell office:value-type="float" office:value="12.5454545454545">
                <text:p>12.5454545454545</text:p>
              </table:table-cell>
              <table:table-cell office:value-type="float" office:value="11.0681818181818">
                <text:p>11.0681818181818</text:p>
              </table:table-cell>
            </table:table-row>
            <table:table-row>
              <table:table-cell office:value-type="string">
                <text:p>Note la Plus Basse</text:p>
                <draw:g>
                  <svg:desc>Feuille1.A26:Feuille1.A26</svg:desc>
                </draw:g>
              </table:table-cell>
              <table:table-cell office:value-type="float" office:value="4">
                <text:p>4</text:p>
                <draw:g>
                  <svg:desc>Feuille1.C26:Feuille1.G2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Note la plus haute</text:p>
                <draw:g>
                  <svg:desc>Feuille1.A27:Feuille1.A27</svg:desc>
                </draw:g>
              </table:table-cell>
              <table:table-cell office:value-type="float" office:value="11">
                <text:p>11</text:p>
                <draw:g>
                  <svg:desc>Feuille1.C27:Feuille1.G27</svg:desc>
                </draw:g>
              </table:table-cell>
              <table:table-cell office:value-type="float" office:value="18">
                <text:p>18</text:p>
              </table:table-cell>
              <table:table-cell office:value-type="float" office:value="14">
                <text:p>14</text:p>
              </table:table-cell>
              <table:table-cell office:value-type="float" office:value="18">
                <text:p>18</text:p>
              </table:table-cell>
              <table:table-cell office:value-type="float" office:value="13">
                <text:p>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otted" draw:display-name="Fine Dotted" draw:style="rect" draw:dots1="1" draw:distance="0.457cm"/>
  </office:styles>
</office:document-styles>
</file>